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69pt"/>
    </style:style>
    <style:style style:name="co2" style:family="table-column">
      <style:table-column-properties fo:break-before="auto" style:column-width="222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4.7pt"/>
    </style:style>
    <style:style style:name="co5" style:family="table-column">
      <style:table-column-properties fo:break-before="auto" style:column-width="7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/>
    <style:style style:name="ce32" style:family="table-cell" style:parent-style-name="Default" style:data-style-name="N100"/>
    <style:style style:name="ce33" style:family="table-cell" style:parent-style-name="Default"/>
    <style:style style:name="ce34" style:family="table-cell" style:parent-style-name="Default" style:data-style-name="N100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gi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S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90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Dura-Ace Di2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SL 1 Team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69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string" calcext:value-type="string">
            <text:p>all</text:p>
          </table:table-cell>
          <table: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3"/>
          <table: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Dura-Ace</text:p>
          </table:table-cell>
          <table:table-cell table:style-name="ce3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SL 1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69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4" office:value-type="string" calcext:value-type="string">
            <text:p>all</text:p>
          </table:table-cell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4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Dura-Ace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SL 2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44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5" office:value-type="string" calcext:value-type="string">
            <text:p>all</text:p>
          </table:table-cell>
          <table:table-cell table:style-name="ce38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5"/>
          <table:table-cell table:style-name="ce38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Pro 0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565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6" office:value-type="string" calcext:value-type="string">
            <text:p>all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6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Di2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0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40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7" office:value-type="string" calcext:value-type="string">
            <text:p>all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7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Di2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1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6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8" office:value-type="string" calcext:value-type="string">
            <text:p>all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3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ropel Advanced 2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1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9" office:value-type="string" calcext:value-type="string">
            <text:p>all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9"/>
          <table:table-cell table:style-name="ce42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float" office:value="105" calcext:value-type="float">
            <text:p>105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SL 0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88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0" office:value-type="string" calcext:value-type="string">
            <text:p>all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0"/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Dura-Ace Di2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SL 1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59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1" office:value-type="string" calcext:value-type="string">
            <text:p>all</text:p>
          </table:table-cell>
          <table:table-cell table:style-name="ce44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1"/>
          <table:table-cell table:style-name="ce44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Di2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SL 2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41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2" office:value-type="string" calcext:value-type="string">
            <text:p>all</text:p>
          </table:table-cell>
          <table:table-cell table:style-name="ce45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2"/>
          <table:table-cell table:style-name="ce45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Pro 0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55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3" office:value-type="string" calcext:value-type="string">
            <text:p>all</text:p>
          </table:table-cell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3"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Dura-Ace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Pro 1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32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4" office:value-type="string" calcext:value-type="string">
            <text:p>all</text:p>
          </table:table-cell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4"/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2"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1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5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5" office:value-type="string" calcext:value-type="string">
            <text:p>all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5"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/>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<text:s/>2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0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6" office:value-type="string" calcext:value-type="string">
            <text:p>all</text:p>
          </table:table-cell>
          <table:table-cell table:style-name="ce49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6"/>
          <table:table-cell table:style-name="ce49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float" office:value="105" calcext:value-type="float">
            <text:p>105</text:p>
          </table:table-cell>
          <table:table-cell table:style-name="ce3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CR Advanced <text:s/>3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1600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17" office:value-type="string" calcext:value-type="string">
            <text:p>all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17"/>
          <table:table-cell table:style-name="ce50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Tiagra <text:s/></text:p>
          </table:table-cell>
          <table:table-cell table:style-name="ce33"/>
          <table:table-cell table:number-columns-repeated="2"/>
        </table:table-row>
        <table:table-row table:style-name="ro1" table:number-rows-repeated="3">
          <table:table-cell/>
          <table:table-cell table:style-name="ce18"/>
          <table:table-cell table:number-columns-repeated="3"/>
        </table:table-row>
        <table:table-row table:style-name="ro1">
          <table:table-cell/>
          <table:table-cell table:style-name="ce19"/>
          <table:table-cell table:style-name="ce32"/>
          <table:table-cell table:number-columns-repeated="2"/>
        </table:table-row>
        <table:table-row table:style-name="ro1" table:number-rows-repeated="2">
          <table:table-cell/>
          <table:table-cell table:style-name="ce20"/>
          <table:table-cell table:style-name="ce51"/>
          <table:table-cell table:number-columns-repeated="2"/>
        </table:table-row>
        <table:table-row table:style-name="ro1">
          <table:table-cell/>
          <table:table-cell table:style-name="ce2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/>
          <table:table-cell table:style-name="ce32"/>
          <table:table-cell table:number-columns-repeated="2"/>
        </table:table-row>
        <table:table-row table:style-name="ro1" table:number-rows-repeated="2">
          <table:table-cell/>
          <table:table-cell table:style-name="ce22"/>
          <table:table-cell table:style-name="ce52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/>
          <table:table-cell table:style-name="ce32"/>
          <table:table-cell table:number-columns-repeated="2"/>
        </table:table-row>
        <table:table-row table:style-name="ro1" table:number-rows-repeated="2">
          <table:table-cell/>
          <table:table-cell table:style-name="ce23"/>
          <table:table-cell table:style-name="ce53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S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83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4" office:value-type="string" calcext:value-type="string">
            <text:p>all</text:p>
          </table:table-cell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Dura-Ace Di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S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46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5" office:value-type="string" calcext:value-type="string">
            <text:p>all</text:p>
          </table:table-cell>
          <table:table-cell table:style-name="ce55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5"/>
          <table:table-cell table:style-name="ce55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Pro 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51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6" office:value-type="string" calcext:value-type="string">
            <text:p>all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6"/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Dura-Ac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Pro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32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7" office:value-type="string" calcext:value-type="string">
            <text:p>all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7"/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6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8" office:value-type="string" calcext:value-type="string">
            <text:p>all</text:p>
          </table:table-cell>
          <table:table-cell table:style-name="ce58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8"/>
          <table:table-cell table:style-name="ce58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Ultegra <text:s text:c="3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21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29" office:value-type="string" calcext:value-type="string">
            <text:p>all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29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Advanced 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18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style-name="ce30" office:value-type="string" calcext:value-type="string">
            <text:p>all</text:p>
          </table:table-cell>
          <table:table-cell table:style-name="ce60"/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style-name="ce30"/>
          <table:table-cell table:style-name="ce60"/>
          <table:table-cell table:number-columns-repeated="2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Tiagra <text:s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1 D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15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2 D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120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Tiagra <text:s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92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Sora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fy 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table:style-name="ce2" office:value-type="string" calcext:value-type="string">
            <text:p>660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<text:s/>Claris <text:s text:c="2"/>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/>
          <table:table-cell table:style-name="ce32"/>
          <table:table-cell table:number-columns-repeated="2"/>
        </table:table-row>
        <table:table-row table:style-name="ro1" table:number-rows-repeated="104836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giant.B10:giant.B11">
            <calcext:condition calcext:apply-style-name="Untitled1" calcext:value="contains-text(&quot;composite&quot;)" calcext:base-cell-address="giant.B10"/>
          </calcext:conditional-format>
          <calcext:conditional-format calcext:target-range-address="giant.B17:giant.B18">
            <calcext:condition calcext:apply-style-name="Untitled1" calcext:value="contains-text(&quot;composite&quot;)" calcext:base-cell-address="giant.B17"/>
          </calcext:conditional-format>
          <calcext:conditional-format calcext:target-range-address="giant.B24:giant.B25">
            <calcext:condition calcext:apply-style-name="Untitled1" calcext:value="contains-text(&quot;composite&quot;)" calcext:base-cell-address="giant.B24"/>
          </calcext:conditional-format>
          <calcext:conditional-format calcext:target-range-address="giant.B31:giant.B32">
            <calcext:condition calcext:apply-style-name="Untitled1" calcext:value="contains-text(&quot;composite&quot;)" calcext:base-cell-address="giant.B31"/>
          </calcext:conditional-format>
          <calcext:conditional-format calcext:target-range-address="giant.B38:giant.B39">
            <calcext:condition calcext:apply-style-name="Untitled1" calcext:value="contains-text(&quot;composite&quot;)" calcext:base-cell-address="giant.B38"/>
          </calcext:conditional-format>
          <calcext:conditional-format calcext:target-range-address="giant.B45:giant.B46">
            <calcext:condition calcext:apply-style-name="Untitled1" calcext:value="contains-text(&quot;composite&quot;)" calcext:base-cell-address="giant.B45"/>
          </calcext:conditional-format>
          <calcext:conditional-format calcext:target-range-address="giant.B52:giant.B53">
            <calcext:condition calcext:apply-style-name="Untitled1" calcext:value="contains-text(&quot;composite&quot;)" calcext:base-cell-address="giant.B52"/>
          </calcext:conditional-format>
          <calcext:conditional-format calcext:target-range-address="giant.B59:giant.B60">
            <calcext:condition calcext:apply-style-name="Untitled1" calcext:value="contains-text(&quot;composite&quot;)" calcext:base-cell-address="giant.B59"/>
          </calcext:conditional-format>
          <calcext:conditional-format calcext:target-range-address="giant.B66:giant.B67">
            <calcext:condition calcext:apply-style-name="Untitled1" calcext:value="contains-text(&quot;composite&quot;)" calcext:base-cell-address="giant.B66"/>
          </calcext:conditional-format>
          <calcext:conditional-format calcext:target-range-address="giant.B73:giant.B74">
            <calcext:condition calcext:apply-style-name="Untitled1" calcext:value="contains-text(&quot;composite&quot;)" calcext:base-cell-address="giant.B73"/>
          </calcext:conditional-format>
          <calcext:conditional-format calcext:target-range-address="giant.B80:giant.B81">
            <calcext:condition calcext:apply-style-name="Untitled1" calcext:value="contains-text(&quot;composite&quot;)" calcext:base-cell-address="giant.B80"/>
          </calcext:conditional-format>
          <calcext:conditional-format calcext:target-range-address="giant.B87:giant.B88">
            <calcext:condition calcext:apply-style-name="Untitled1" calcext:value="contains-text(&quot;composite&quot;)" calcext:base-cell-address="giant.B87"/>
          </calcext:conditional-format>
          <calcext:conditional-format calcext:target-range-address="giant.B94:giant.B95">
            <calcext:condition calcext:apply-style-name="Untitled1" calcext:value="contains-text(&quot;composite&quot;)" calcext:base-cell-address="giant.B94"/>
          </calcext:conditional-format>
          <calcext:conditional-format calcext:target-range-address="giant.B101:giant.B102">
            <calcext:condition calcext:apply-style-name="Untitled1" calcext:value="contains-text(&quot;composite&quot;)" calcext:base-cell-address="giant.B101"/>
          </calcext:conditional-format>
          <calcext:conditional-format calcext:target-range-address="giant.B108:giant.B109">
            <calcext:condition calcext:apply-style-name="Untitled1" calcext:value="contains-text(&quot;composite&quot;)" calcext:base-cell-address="giant.B108"/>
          </calcext:conditional-format>
          <calcext:conditional-format calcext:target-range-address="giant.B115:giant.C116">
            <calcext:condition calcext:apply-style-name="Untitled1" calcext:value="contains-text(&quot;composite&quot;)" calcext:base-cell-address="giant.B115"/>
          </calcext:conditional-format>
          <calcext:conditional-format calcext:target-range-address="giant.B122:giant.C123">
            <calcext:condition calcext:apply-style-name="Untitled1" calcext:value="contains-text(&quot;composite&quot;)" calcext:base-cell-address="giant.B122"/>
          </calcext:conditional-format>
          <calcext:conditional-format calcext:target-range-address="giant.B129:giant.C130">
            <calcext:condition calcext:apply-style-name="Untitled1" calcext:value="contains-text(&quot;composite&quot;)" calcext:base-cell-address="giant.B129"/>
          </calcext:conditional-format>
          <calcext:conditional-format calcext:target-range-address="giant.B136:giant.C137">
            <calcext:condition calcext:apply-style-name="Untitled1" calcext:value="contains-text(&quot;composite&quot;)" calcext:base-cell-address="giant.B136"/>
          </calcext:conditional-format>
          <calcext:conditional-format calcext:target-range-address="giant.B143:giant.C144">
            <calcext:condition calcext:apply-style-name="Untitled1" calcext:value="contains-text(&quot;composite&quot;)" calcext:base-cell-address="giant.B143"/>
          </calcext:conditional-format>
          <calcext:conditional-format calcext:target-range-address="giant.B150:giant.C151">
            <calcext:condition calcext:apply-style-name="Untitled1" calcext:value="contains-text(&quot;composite&quot;)" calcext:base-cell-address="giant.B150"/>
          </calcext:conditional-format>
          <calcext:conditional-format calcext:target-range-address="giant.B157:giant.C158">
            <calcext:condition calcext:apply-style-name="Untitled1" calcext:value="contains-text(&quot;composite&quot;)" calcext:base-cell-address="giant.B157"/>
          </calcext:conditional-format>
          <calcext:conditional-format calcext:target-range-address="giant.B164:giant.C165">
            <calcext:condition calcext:apply-style-name="Untitled1" calcext:value="contains-text(&quot;composite&quot;)" calcext:base-cell-address="giant.B164"/>
          </calcext:conditional-format>
          <calcext:conditional-format calcext:target-range-address="giant.B180:giant.C1048576 giant.B1:giant.C4 giant.B12:giant.B16 giant.B19:giant.B23 giant.B26:giant.B30 giant.B33:giant.B37 giant.B40:giant.B44 giant.B47:giant.B51 giant.B54:giant.B58 giant.B61:giant.B65 giant.B68:giant.B72 giant.B75:giant.B79 giant.B82:giant.B86 giant.B89:giant.B93 giant.B96:giant.B100 giant.B103:giant.B107 giant.B111:giant.C114 giant.B118:giant.C121 giant.B124:giant.C128 giant.B131:giant.C135 giant.B138:giant.C142 giant.B145:giant.C149 giant.B152:giant.C156 giant.B159:giant.C163 giant.B166:giant.C170 giant.B173:giant.C177 giant.B5:giant.B9 giant.B110:giant.B114 giant.C117:giant.C117">
            <calcext:condition calcext:apply-style-name="Untitled1" calcext:value="contains-text(&quot;composite&quot;)" calcext:base-cell-address="giant.B1"/>
            <calcext:condition calcext:apply-style-name="Untitled2" calcext:value="contains-text(&quot;composite seatpost&quot;)" calcext:base-cell-address="giant.B1"/>
          </calcext:conditional-format>
          <calcext:conditional-format calcext:target-range-address="giant.B171:giant.C172">
            <calcext:condition calcext:apply-style-name="Untitled1" calcext:value="contains-text(&quot;composite&quot;)" calcext:base-cell-address="giant.B171"/>
          </calcext:conditional-format>
          <calcext:conditional-format calcext:target-range-address="giant.B178:giant.C179">
            <calcext:condition calcext:apply-style-name="Untitled1" calcext:value="contains-text(&quot;composite&quot;)" calcext:base-cell-address="giant.B178"/>
          </calcext:conditional-format>
          <calcext:conditional-format calcext:target-range-address="giant.C10:giant.C11">
            <calcext:condition calcext:apply-style-name="Untitled1" calcext:value="contains-text(&quot;composite&quot;)" calcext:base-cell-address="giant.C10"/>
          </calcext:conditional-format>
          <calcext:conditional-format calcext:target-range-address="giant.C17:giant.C18">
            <calcext:condition calcext:apply-style-name="Untitled1" calcext:value="contains-text(&quot;composite&quot;)" calcext:base-cell-address="giant.C17"/>
          </calcext:conditional-format>
          <calcext:conditional-format calcext:target-range-address="giant.C24:giant.C25">
            <calcext:condition calcext:apply-style-name="Untitled1" calcext:value="contains-text(&quot;composite&quot;)" calcext:base-cell-address="giant.C24"/>
          </calcext:conditional-format>
          <calcext:conditional-format calcext:target-range-address="giant.C31:giant.C32">
            <calcext:condition calcext:apply-style-name="Untitled1" calcext:value="contains-text(&quot;composite&quot;)" calcext:base-cell-address="giant.C31"/>
          </calcext:conditional-format>
          <calcext:conditional-format calcext:target-range-address="giant.C38:giant.C39">
            <calcext:condition calcext:apply-style-name="Untitled1" calcext:value="contains-text(&quot;composite&quot;)" calcext:base-cell-address="giant.C38"/>
          </calcext:conditional-format>
          <calcext:conditional-format calcext:target-range-address="giant.C45:giant.C46">
            <calcext:condition calcext:apply-style-name="Untitled1" calcext:value="contains-text(&quot;composite&quot;)" calcext:base-cell-address="giant.C45"/>
          </calcext:conditional-format>
          <calcext:conditional-format calcext:target-range-address="giant.C52:giant.C53">
            <calcext:condition calcext:apply-style-name="Untitled1" calcext:value="contains-text(&quot;composite&quot;)" calcext:base-cell-address="giant.C52"/>
          </calcext:conditional-format>
          <calcext:conditional-format calcext:target-range-address="giant.C59:giant.C60">
            <calcext:condition calcext:apply-style-name="Untitled1" calcext:value="contains-text(&quot;composite&quot;)" calcext:base-cell-address="giant.C59"/>
          </calcext:conditional-format>
          <calcext:conditional-format calcext:target-range-address="giant.C66:giant.C67">
            <calcext:condition calcext:apply-style-name="Untitled1" calcext:value="contains-text(&quot;composite&quot;)" calcext:base-cell-address="giant.C66"/>
          </calcext:conditional-format>
          <calcext:conditional-format calcext:target-range-address="giant.C73:giant.C74">
            <calcext:condition calcext:apply-style-name="Untitled1" calcext:value="contains-text(&quot;composite&quot;)" calcext:base-cell-address="giant.C73"/>
          </calcext:conditional-format>
          <calcext:conditional-format calcext:target-range-address="giant.C80:giant.C81">
            <calcext:condition calcext:apply-style-name="Untitled1" calcext:value="contains-text(&quot;composite&quot;)" calcext:base-cell-address="giant.C80"/>
          </calcext:conditional-format>
          <calcext:conditional-format calcext:target-range-address="giant.C87:giant.C88">
            <calcext:condition calcext:apply-style-name="Untitled1" calcext:value="contains-text(&quot;composite&quot;)" calcext:base-cell-address="giant.C87"/>
          </calcext:conditional-format>
          <calcext:conditional-format calcext:target-range-address="giant.C94:giant.C95">
            <calcext:condition calcext:apply-style-name="Untitled1" calcext:value="contains-text(&quot;composite&quot;)" calcext:base-cell-address="giant.C94"/>
          </calcext:conditional-format>
          <calcext:conditional-format calcext:target-range-address="giant.C101:giant.C102">
            <calcext:condition calcext:apply-style-name="Untitled1" calcext:value="contains-text(&quot;composite&quot;)" calcext:base-cell-address="giant.C101"/>
          </calcext:conditional-format>
          <calcext:conditional-format calcext:target-range-address="giant.C108:giant.C109">
            <calcext:condition calcext:apply-style-name="Untitled1" calcext:value="contains-text(&quot;composite&quot;)" calcext:base-cell-address="giant.C108"/>
          </calcext:conditional-format>
          <calcext:conditional-format calcext:target-range-address="giant.C5:giant.C9 giant.C13:giant.C16 giant.C19:giant.C23 giant.C26:giant.C30 giant.C33:giant.C37 giant.C40:giant.C44 giant.C47:giant.C51 giant.C54:giant.C58 giant.C61:giant.C65 giant.C68:giant.C72 giant.C75:giant.C79 giant.C82:giant.C86 giant.C89:giant.C93 giant.C96:giant.C100 giant.C103:giant.C107 giant.C110:giant.C110">
            <calcext:condition calcext:apply-style-name="Untitled1" calcext:value="contains-text(&quot;composite&quot;)" calcext:base-cell-address="giant.C5"/>
            <calcext:condition calcext:apply-style-name="Untitled2" calcext:value="contains-text(&quot;composite seatpost&quot;)" calcext:base-cell-address="giant.C5"/>
          </calcext:conditional-format>
          <calcext:conditional-format calcext:target-range-address="giant.C12:giant.C12">
            <calcext:condition calcext:apply-style-name="Untitled1" calcext:value="contains-text(&quot;composite&quot;)" calcext:base-cell-address="giant.C12"/>
            <calcext:condition calcext:apply-style-name="Untitled2" calcext:value="contains-text(&quot;composite seatpost&quot;)" calcext:base-cell-address="giant.C12"/>
          </calcext:conditional-format>
          <calcext:conditional-format calcext:target-range-address="giant.B117:giant.B117">
            <calcext:condition calcext:apply-style-name="Untitled1" calcext:value="contains-text(&quot;composite&quot;)" calcext:base-cell-address="giant.B117"/>
            <calcext:condition calcext:apply-style-name="Untitled2" calcext:value="contains-text(&quot;composite seatpost&quot;)" calcext:base-cell-address="giant.B117"/>
          </calcext:conditional-format>
        </calcext:conditional-formats>
      </table:table>
      <table:table table:name="results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61"/>
        <table:table-row table:style-name="ro1">
          <table:table-cell table:formula="of:=OFFSET([giant.$B$1];(ROW()-1)*7;0)" office:value-type="string" office:string-value="Propel Advanced SL 0" calcext:value-type="string">
            <text:p>Propel Advanced SL 0</text:p>
          </table:table-cell>
          <table:table-cell table:formula="of:=OFFSET([giant.$B$2];(ROW()-1)*7;0)" office:value-type="string" office:string-value="9000" calcext:value-type="string">
            <text:p>90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 Di2" calcext:value-type="string">
            <text:p>Dura-Ace Di2</text:p>
          </table:table-cell>
        </table:table-row>
        <table:table-row table:style-name="ro1">
          <table:table-cell table:formula="of:=OFFSET([giant.$B$1];(ROW()-1)*7;0)" office:value-type="string" office:string-value="Propel Advanced SL 1 Team" calcext:value-type="string">
            <text:p>Propel Advanced SL 1 Team</text:p>
          </table:table-cell>
          <table:table-cell table:formula="of:=OFFSET([giant.$B$2];(ROW()-1)*7;0)" office:value-type="string" office:string-value="6900" calcext:value-type="string">
            <text:p>69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" calcext:value-type="string">
            <text:p>Dura-Ace</text:p>
          </table:table-cell>
        </table:table-row>
        <table:table-row table:style-name="ro1">
          <table:table-cell table:formula="of:=OFFSET([giant.$B$1];(ROW()-1)*7;0)" office:value-type="string" office:string-value="Propel Advanced SL 1" calcext:value-type="string">
            <text:p>Propel Advanced SL 1</text:p>
          </table:table-cell>
          <table:table-cell table:formula="of:=OFFSET([giant.$B$2];(ROW()-1)*7;0)" office:value-type="string" office:string-value="6900" calcext:value-type="string">
            <text:p>69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" calcext:value-type="string">
            <text:p>Dura-Ace</text:p>
          </table:table-cell>
        </table:table-row>
        <table:table-row table:style-name="ro1">
          <table:table-cell table:formula="of:=OFFSET([giant.$B$1];(ROW()-1)*7;0)" office:value-type="string" office:string-value="Propel Advanced SL 2" calcext:value-type="string">
            <text:p>Propel Advanced SL 2</text:p>
          </table:table-cell>
          <table:table-cell table:formula="of:=OFFSET([giant.$B$2];(ROW()-1)*7;0)" office:value-type="string" office:string-value="4400" calcext:value-type="string">
            <text:p>44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Propel Advanced Pro 0" calcext:value-type="string">
            <text:p>Propel Advanced Pro 0</text:p>
          </table:table-cell>
          <table:table-cell table:formula="of:=OFFSET([giant.$B$2];(ROW()-1)*7;0)" office:value-type="string" office:string-value="5650" calcext:value-type="string">
            <text:p>565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 Di2" calcext:value-type="string">
            <text:p>Ultegra Di2</text:p>
          </table:table-cell>
        </table:table-row>
        <table:table-row table:style-name="ro1">
          <table:table-cell table:formula="of:=OFFSET([giant.$B$1];(ROW()-1)*7;0)" office:value-type="string" office:string-value="Propel Advanced 0" calcext:value-type="string">
            <text:p>Propel Advanced 0</text:p>
          </table:table-cell>
          <table:table-cell table:formula="of:=OFFSET([giant.$B$2];(ROW()-1)*7;0)" office:value-type="string" office:string-value="4000" calcext:value-type="string">
            <text:p>40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 Di2" calcext:value-type="string">
            <text:p>Ultegra Di2</text:p>
          </table:table-cell>
        </table:table-row>
        <table:table-row table:style-name="ro1">
          <table:table-cell table:formula="of:=OFFSET([giant.$B$1];(ROW()-1)*7;0)" office:value-type="string" office:string-value="Propel Advanced 1" calcext:value-type="string">
            <text:p>Propel Advanced 1</text:p>
          </table:table-cell>
          <table:table-cell table:formula="of:=OFFSET([giant.$B$2];(ROW()-1)*7;0)" office:value-type="string" office:string-value="2600" calcext:value-type="string">
            <text:p>26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Propel Advanced 2" calcext:value-type="string">
            <text:p>Propel Advanced 2</text:p>
          </table:table-cell>
          <table:table-cell table:formula="of:=OFFSET([giant.$B$2];(ROW()-1)*7;0)" office:value-type="string" office:string-value="2100" calcext:value-type="string">
            <text:p>21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105" calcext:value-type="string">
            <text:p>105</text:p>
          </table:table-cell>
        </table:table-row>
        <table:table-row table:style-name="ro1">
          <table:table-cell table:formula="of:=OFFSET([giant.$B$1];(ROW()-1)*7;0)" office:value-type="string" office:string-value="TCR Advanced SL 0" calcext:value-type="string">
            <text:p>TCR Advanced SL 0</text:p>
          </table:table-cell>
          <table:table-cell table:formula="of:=OFFSET([giant.$B$2];(ROW()-1)*7;0)" office:value-type="string" office:string-value="8800" calcext:value-type="string">
            <text:p>88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 Di2" calcext:value-type="string">
            <text:p>Dura-Ace Di2</text:p>
          </table:table-cell>
        </table:table-row>
        <table:table-row table:style-name="ro1">
          <table:table-cell table:formula="of:=OFFSET([giant.$B$1];(ROW()-1)*7;0)" office:value-type="string" office:string-value="TCR Advanced SL 1" calcext:value-type="string">
            <text:p>TCR Advanced SL 1</text:p>
          </table:table-cell>
          <table:table-cell table:formula="of:=OFFSET([giant.$B$2];(ROW()-1)*7;0)" office:value-type="string" office:string-value="5900" calcext:value-type="string">
            <text:p>59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 Di2" calcext:value-type="string">
            <text:p>Ultegra Di2</text:p>
          </table:table-cell>
        </table:table-row>
        <table:table-row table:style-name="ro1">
          <table:table-cell table:formula="of:=OFFSET([giant.$B$1];(ROW()-1)*7;0)" office:value-type="string" office:string-value="TCR Advanced SL 2" calcext:value-type="string">
            <text:p>TCR Advanced SL 2</text:p>
          </table:table-cell>
          <table:table-cell table:formula="of:=OFFSET([giant.$B$2];(ROW()-1)*7;0)" office:value-type="string" office:string-value="4100" calcext:value-type="string">
            <text:p>41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TCR Advanced Pro 0" calcext:value-type="string">
            <text:p>TCR Advanced Pro 0</text:p>
          </table:table-cell>
          <table:table-cell table:formula="of:=OFFSET([giant.$B$2];(ROW()-1)*7;0)" office:value-type="string" office:string-value="5500" calcext:value-type="string">
            <text:p>55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" calcext:value-type="string">
            <text:p>Dura-Ace</text:p>
          </table:table-cell>
        </table:table-row>
        <table:table-row table:style-name="ro1">
          <table:table-cell table:formula="of:=OFFSET([giant.$B$1];(ROW()-1)*7;0)" office:value-type="string" office:string-value="TCR Advanced Pro 1" calcext:value-type="string">
            <text:p>TCR Advanced Pro 1</text:p>
          </table:table-cell>
          <table:table-cell table:formula="of:=OFFSET([giant.$B$2];(ROW()-1)*7;0)" office:value-type="string" office:string-value="3200" calcext:value-type="string">
            <text:p>32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TCR Advanced 1" calcext:value-type="string">
            <text:p>TCR Advanced 1</text:p>
          </table:table-cell>
          <table:table-cell table:formula="of:=OFFSET([giant.$B$2];(ROW()-1)*7;0)" office:value-type="string" office:string-value="2500" calcext:value-type="string">
            <text:p>25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TCR Advanced  2" calcext:value-type="string">
            <text:p>TCR Advanced <text:s/>2</text:p>
          </table:table-cell>
          <table:table-cell table:formula="of:=OFFSET([giant.$B$2];(ROW()-1)*7;0)" office:value-type="string" office:string-value="2000" calcext:value-type="string">
            <text:p>20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105" calcext:value-type="string">
            <text:p>105</text:p>
          </table:table-cell>
        </table:table-row>
        <table:table-row table:style-name="ro1">
          <table:table-cell table:formula="of:=OFFSET([giant.$B$1];(ROW()-1)*7;0)" office:value-type="string" office:string-value="TCR Advanced  3" calcext:value-type="string">
            <text:p>TCR Advanced <text:s/>3</text:p>
          </table:table-cell>
          <table:table-cell table:formula="of:=OFFSET([giant.$B$2];(ROW()-1)*7;0)" office:value-type="string" office:string-value="1600" calcext:value-type="string">
            <text:p>16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Tiagra" calcext:value-type="string">
            <text:p>Tiagr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formula="of:=OFFSET([giant.$B$1];(ROW()-1)*7;0)" office:value-type="string" office:string-value="Defy Advanced SL 0" calcext:value-type="string">
            <text:p>Defy Advanced SL 0</text:p>
          </table:table-cell>
          <table:table-cell table:formula="of:=OFFSET([giant.$B$2];(ROW()-1)*7;0)" office:value-type="string" office:string-value="8300" calcext:value-type="string">
            <text:p>83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Dura-Ace Di2" calcext:value-type="string">
            <text:p>Dura-Ace Di2</text:p>
          </table:table-cell>
        </table:table-row>
        <table:table-row table:style-name="ro1">
          <table:table-cell table:formula="of:=OFFSET([giant.$B$1];(ROW()-1)*7;0)" office:value-type="string" office:string-value="Defy Advanced SL 1" calcext:value-type="string">
            <text:p>Defy Advanced SL 1</text:p>
          </table:table-cell>
          <table:table-cell table:formula="of:=OFFSET([giant.$B$2];(ROW()-1)*7;0)" office:value-type="string" office:string-value="4600" calcext:value-type="string">
            <text:p>46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Defy Advanced Pro 0 " calcext:value-type="string">
            <text:p>Defy Advanced Pro 0 </text:p>
          </table:table-cell>
          <table:table-cell table:formula="of:=OFFSET([giant.$B$2];(ROW()-1)*7;0)" office:value-type="string" office:string-value="5100" calcext:value-type="string">
            <text:p>51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style-name="Default" table:formula="of:=TRIM(OFFSET([giant.$B$5];(ROW()-1)*7;0))" office:value-type="string" office:string-value="Dura-Ace" calcext:value-type="string">
            <text:p>Dura-Ace</text:p>
          </table:table-cell>
        </table:table-row>
        <table:table-row table:style-name="ro1">
          <table:table-cell table:formula="of:=OFFSET([giant.$B$1];(ROW()-1)*7;0)" office:value-type="string" office:string-value="Defy Advanced Pro 2" calcext:value-type="string">
            <text:p>Defy Advanced Pro 2</text:p>
          </table:table-cell>
          <table:table-cell table:formula="of:=OFFSET([giant.$B$2];(ROW()-1)*7;0)" office:value-type="string" office:string-value="3200" calcext:value-type="string">
            <text:p>32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style-name="Default"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Defy Advanced 1" calcext:value-type="string">
            <text:p>Defy Advanced 1</text:p>
          </table:table-cell>
          <table:table-cell table:formula="of:=OFFSET([giant.$B$2];(ROW()-1)*7;0)" office:value-type="string" office:string-value="2600" calcext:value-type="string">
            <text:p>26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style-name="Default" table:formula="of:=TRIM(OFFSET([giant.$B$5];(ROW()-1)*7;0))" office:value-type="string" office:string-value="Ultegra" calcext:value-type="string">
            <text:p>Ultegra</text:p>
          </table:table-cell>
        </table:table-row>
        <table:table-row table:style-name="ro1">
          <table:table-cell table:formula="of:=OFFSET([giant.$B$1];(ROW()-1)*7;0)" office:value-type="string" office:string-value="Defy Advanced 2" calcext:value-type="string">
            <text:p>Defy Advanced 2</text:p>
          </table:table-cell>
          <table:table-cell table:formula="of:=OFFSET([giant.$B$2];(ROW()-1)*7;0)" office:value-type="string" office:string-value="2100" calcext:value-type="string">
            <text:p>21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style-name="Default" table:formula="of:=TRIM(OFFSET([giant.$B$5];(ROW()-1)*7;0))" office:value-type="string" office:string-value="105" calcext:value-type="string">
            <text:p>105</text:p>
          </table:table-cell>
        </table:table-row>
        <table:table-row table:style-name="ro1">
          <table:table-cell table:formula="of:=OFFSET([giant.$B$1];(ROW()-1)*7;0)" office:value-type="string" office:string-value="Defy Advanced 3 " calcext:value-type="string">
            <text:p>Defy Advanced 3 </text:p>
          </table:table-cell>
          <table:table-cell table:formula="of:=OFFSET([giant.$B$2];(ROW()-1)*7;0)" office:value-type="string" office:string-value="1800" calcext:value-type="string">
            <text:p>1800</text:p>
          </table:table-cell>
          <table:table-cell table:formula="of:=OFFSET([giant.$B$3];(ROW()-1)*7;0)" office:value-type="string" office:string-value="all" calcext:value-type="string">
            <text:p>all</text:p>
          </table:table-cell>
          <table:table-cell table:style-name="Default" table:formula="of:=TRIM(OFFSET([giant.$B$5];(ROW()-1)*7;0))" office:value-type="string" office:string-value="Tiagra" calcext:value-type="string">
            <text:p>Tiagra</text:p>
          </table:table-cell>
        </table:table-row>
        <table:table-row table:style-name="ro1">
          <table:table-cell table:formula="of:=OFFSET([giant.$B$1];(ROW()-1)*7;0)" office:value-type="string" office:string-value="Defy 1 Disc" calcext:value-type="string">
            <text:p>Defy 1 Disc</text:p>
          </table:table-cell>
          <table:table-cell table:formula="of:=OFFSET([giant.$B$2];(ROW()-1)*7;0)" office:value-type="string" office:string-value="1500" calcext:value-type="string">
            <text:p>1500</text:p>
          </table:table-cell>
          <table:table-cell table:formula="of:=OFFSET([giant.$B$3];(ROW()-1)*7;0)" office:value-type="string" office:string-value="fork" calcext:value-type="string">
            <text:p>fork</text:p>
          </table:table-cell>
          <table:table-cell table:style-name="Default" table:formula="of:=TRIM(OFFSET([giant.$B$5];(ROW()-1)*7;0))" office:value-type="string" office:string-value="105" calcext:value-type="string">
            <text:p>105</text:p>
          </table:table-cell>
        </table:table-row>
        <table:table-row table:style-name="ro1">
          <table:table-cell table:formula="of:=OFFSET([giant.$B$1];(ROW()-1)*7;0)" office:value-type="string" office:string-value="Defy 2 Disc" calcext:value-type="string">
            <text:p>Defy 2 Disc</text:p>
          </table:table-cell>
          <table:table-cell table:formula="of:=OFFSET([giant.$B$2];(ROW()-1)*7;0)" office:value-type="string" office:string-value="1200" calcext:value-type="string">
            <text:p>1200</text:p>
          </table:table-cell>
          <table:table-cell table:formula="of:=OFFSET([giant.$B$3];(ROW()-1)*7;0)" office:value-type="string" office:string-value="fork" calcext:value-type="string">
            <text:p>fork</text:p>
          </table:table-cell>
          <table:table-cell table:style-name="Default" table:formula="of:=TRIM(OFFSET([giant.$B$5];(ROW()-1)*7;0))" office:value-type="string" office:string-value="Tiagra" calcext:value-type="string">
            <text:p>Tiagra</text:p>
          </table:table-cell>
        </table:table-row>
        <table:table-row table:style-name="ro1">
          <table:table-cell table:formula="of:=OFFSET([giant.$B$1];(ROW()-1)*7;0)" office:value-type="string" office:string-value="Defy 3 " calcext:value-type="string">
            <text:p>Defy 3 </text:p>
          </table:table-cell>
          <table:table-cell table:formula="of:=OFFSET([giant.$B$2];(ROW()-1)*7;0)" office:value-type="string" office:string-value="920" calcext:value-type="string">
            <text:p>920</text:p>
          </table:table-cell>
          <table:table-cell table:formula="of:=OFFSET([giant.$B$3];(ROW()-1)*7;0)" office:value-type="string" office:string-value="fork" calcext:value-type="string">
            <text:p>fork</text:p>
          </table:table-cell>
          <table:table-cell table:style-name="Default" table:formula="of:=TRIM(OFFSET([giant.$B$5];(ROW()-1)*7;0))" office:value-type="string" office:string-value="Sora" calcext:value-type="string">
            <text:p>Sora</text:p>
          </table:table-cell>
        </table:table-row>
        <table:table-row table:style-name="ro1">
          <table:table-cell table:formula="of:=OFFSET([giant.$B$1];(ROW()-1)*7;0)" office:value-type="string" office:string-value="Defy 5 " calcext:value-type="string">
            <text:p>Defy 5 </text:p>
          </table:table-cell>
          <table:table-cell table:formula="of:=OFFSET([giant.$B$2];(ROW()-1)*7;0)" office:value-type="string" office:string-value="660" calcext:value-type="string">
            <text:p>660</text:p>
          </table:table-cell>
          <table:table-cell table:formula="of:=OFFSET([giant.$B$3];(ROW()-1)*7;0)" office:value-type="string" office:string-value="none" calcext:value-type="string">
            <text:p>none</text:p>
          </table:table-cell>
          <table:table-cell table:style-name="Default" table:formula="of:=TRIM(OFFSET([giant.$B$5];(ROW()-1)*7;0))" office:value-type="string" office:string-value="Claris" calcext:value-type="string">
            <text:p>Claris</text:p>
          </table:table-cell>
        </table:table-row>
        <table:table-row table:style-name="ro1">
          <table:table-cell table:number-columns-repeated="4"/>
        </table:table-row>
      </table:table>
      <table:table table:name="value only" table:style-name="ta1">
        <office:forms form:automatic-focus="false" form:apply-design-mode="false"/>
        <table:table-column table:style-name="co4" table:default-cell-style-name="ce61"/>
        <table:table-row table:style-name="ro1">
          <table:table-cell office:value-type="string" calcext:value-type="string">
            <text:p>Propel Advanced S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Te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000</text:p>
          </table:table-cell>
        </table:table-row>
        <table:table-row table:style-name="ro1">
          <table:table-cell office:value-type="string" calcext:value-type="string">
            <text:p>6900</text:p>
          </table:table-cell>
        </table:table-row>
        <table:table-row table:style-name="ro1">
          <table:table-cell office:value-type="string" calcext:value-type="string">
            <text:p>6900</text:p>
          </table:table-cell>
        </table:table-row>
        <table:table-row table:style-name="ro1">
          <table:table-cell office:value-type="string" calcext:value-type="string">
            <text:p>44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el Advanced P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5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el Advanc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00</text:p>
          </table:table-cell>
        </table:table-row>
        <table:table-row table:style-name="ro1">
          <table:table-cell office:value-type="string" calcext:value-type="string">
            <text:p>2600</text:p>
          </table:table-cell>
        </table:table-row>
        <table:table-row table:style-name="ro1">
          <table:table-cell office:value-type="string" calcext:value-type="string">
            <text:p>21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1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CR Advanced S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800</text:p>
          </table:table-cell>
        </table:table-row>
        <table:table-row table:style-name="ro1">
          <table:table-cell office:value-type="string" calcext:value-type="string">
            <text:p>5900</text:p>
          </table:table-cell>
        </table:table-row>
        <table:table-row table:style-name="ro1">
          <table:table-cell office:value-type="string" calcext:value-type="string">
            <text:p>41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CR Advanced P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00</text:p>
          </table:table-cell>
        </table:table-row>
        <table:table-row table:style-name="ro1">
          <table:table-cell office:value-type="string" calcext:value-type="string">
            <text:p>32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CR Advan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16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fy Advanced S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00</text:p>
          </table:table-cell>
        </table:table-row>
        <table:table-row table:style-name="ro1">
          <table:table-cell office:value-type="string" calcext:value-type="string">
            <text:p>46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fy Advanced P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00</text:p>
          </table:table-cell>
        </table:table-row>
        <table:table-row table:style-name="ro1">
          <table:table-cell office:value-type="string" calcext:value-type="string">
            <text:p>32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fy Advan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00</text:p>
          </table:table-cell>
        </table:table-row>
        <table:table-row table:style-name="ro1">
          <table:table-cell office:value-type="string" calcext:value-type="string">
            <text:p>2100</text:p>
          </table:table-cell>
        </table:table-row>
        <table:table-row table:style-name="ro1">
          <table:table-cell office:value-type="string" calcext:value-type="string">
            <text:p>18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fy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00</text:p>
          </table:table-cell>
        </table:table-row>
        <table:table-row table:style-name="ro1">
          <table:table-cell office:value-type="string" calcext:value-type="string">
            <text:p>1200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f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0</text:p>
          </table:table-cell>
        </table:table-row>
        <table:table-row table:style-name="ro1">
          <table:table-cell office:value-type="string" calcext:value-type="string">
            <text:p>660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Claris</text:p>
          </table:table-cell>
        </table:table-row>
        <table:table-row table:style-name="ro1" table:number-rows-repeated="104844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ff"/>
    </style:style>
    <style:style style:name="Untitled2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1:27:32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1:39:17.138000000</dc:date>
    <meta:editing-duration>PT35M58S</meta:editing-duration>
    <meta:editing-cycles>17</meta:editing-cycles>
    <meta:generator>LibreOffice/5.0.5.2$Windows_X86_64 LibreOffice_project/55b006a02d247b5f7215fc6ea0fde844b30035b3</meta:generator>
    <meta:document-statistic meta:table-count="3" meta:cell-count="470" meta:object-count="0"/>
  </office:meta>
</office:document-meta>
</file>